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aa8" officeooo:paragraph-rsid="000cdaa8"/>
    </style:style>
    <style:style style:name="P2" style:family="paragraph" style:parent-style-name="Standard">
      <style:text-properties officeooo:rsid="000cdaa8" officeooo:paragraph-rsid="000da2d3"/>
    </style:style>
    <style:style style:name="P3" style:family="paragraph" style:parent-style-name="Standard">
      <style:text-properties officeooo:rsid="000cdaa8"/>
    </style:style>
    <style:style style:name="T1" style:family="text">
      <style:text-properties officeooo:rsid="000cdaa8"/>
    </style:style>
    <style:style style:name="T2" style:family="text">
      <style:text-properties officeooo:rsid="000da2d3"/>
    </style:style>
    <style:style style:name="T3" style:family="text">
      <style:text-properties officeooo:rsid="000e713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156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</text:span>cd miproyecto/</text:p>
      <text:p text:style-name="Standard"><text:span text:style-name="T1">2)</text:span>usuario@ASUS-TUF:~/Escritorio/DSS-G05E03-DeliciaSSS.L/miproyecto$ php artisan migrate:fresh</text:p>
      <text:p text:style-name="Standard"><text:span text:style-name="T1">3)</text:span>usuario@ASUS-TUF:~/Escritorio/DSS-G05E03-DeliciaSSS.L/miproyecto$ php artisan migrate:<text:span text:style-name="T5">reset</text:span></text:p>
      <text:p text:style-name="P2">4)usuario@ASUS-TUF:~/Escritorio/DSS-G05E03-DeliciaSSS.L/miproyecto$php artisan migrate</text:p>
      <text:p text:style-name="P3">5)php artisan db:seed</text:p>
      <text:p text:style-name="P1">6)<text:span text:style-name="T2">abrir navegador localhost/adminer</text:span></text:p>
      <text:p text:style-name="P1">7)php artisan <text:span text:style-name="T3">test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1:55:59.774206803</meta:creation-date>
    <dc:date>2025-02-25T14:05:48.043781629</dc:date>
    <meta:editing-duration>PT1H50M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22" meta:character-count="362" meta:non-whitespace-character-count="347"/>
  </office:meta>
</office:document-meta>
</file>